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00%" fo:margin-top="0cm" fo:margin-bottom="0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right" style:leader-style="none" style:position="16.034cm"/>
        </style:tab-stops>
      </style:paragraph-properties>
    </style:style>
    <style:style style:name="T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right" style:leader-style="none" style:position="16.034cm"/>
        </style:tab-stops>
      </style:paragraph-properties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right" style:leader-style="none" style:position="16.034cm"/>
        </style:tab-stops>
      </style:paragraph-properties>
    </style:style>
    <style:style style:name="T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1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right" style:leader-style="none" style:position="16.034cm"/>
        </style:tab-stops>
      </style:paragraph-properties>
    </style:style>
    <style:style style:name="T1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" style:family="paragraph" style:parent-style-name="Heading_20_4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  <style:style style:name="T11_6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1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left" style:leader-style="none" style:position="11.43cm"/>
          <style:tab-stop style:type="left" style:leader-style="none" style:position="12.7cm"/>
          <style:tab-stop style:type="right" style:leader-style="none" style:position="16.034cm"/>
        </style:tab-stops>
      </style:paragraph-properties>
    </style:style>
    <style:style style:name="T1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1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16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1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1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1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2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2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2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2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2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3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2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2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2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T2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T2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T2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3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3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T3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3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34cm"/>
        </style:tab-stops>
      </style:paragraph-properties>
    </style:style>
    <style:style style:name="T3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4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3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5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3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37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3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8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3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9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3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4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T4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2" style:family="paragraph" style:parent-style-name="Heading_20_4">
      <style:paragraph-properties fo:break-before="auto" fo:text-indent="0cm" fo:line-height="100%" fo:margin-left="0cm" style:writing-mode="lr-tb">
        <style:tab-stops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34cm"/>
        </style:tab-stops>
      </style:paragraph-properties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T42_4" style:family="text">
      <style:text-properties fo:font-weight="bold" style:font-weight-asian="bold" style:font-weight-complex="bold"/>
    </style:style>
    <style:style style:name="T42_5" style:family="text">
      <style:text-properties fo:font-weight="bold" style:font-weight-asian="bold" style:font-weight-complex="bold"/>
    </style:style>
    <style:style style:name="T42_6" style:family="text">
      <style:text-properties fo:font-weight="bold" style:font-weight-asian="bold" style:font-weight-complex="bold"/>
    </style:style>
    <style:style style:name="T42_7" style:family="text">
      <style:text-properties fo:font-weight="bold" style:font-weight-asian="bold" style:font-weight-complex="bold"/>
    </style:style>
    <style:style style:name="T42_8" style:family="text">
      <style:text-properties fo:font-weight="bold" style:font-weight-asian="bold" style:font-weight-complex="bold"/>
    </style:style>
    <style:style style:name="T42_9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T4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45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4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6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34cm"/>
        </style:tab-stops>
      </style:paragraph-properties>
    </style:style>
    <style:style style:name="T4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6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6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6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6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T4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34cm"/>
        </style:tab-stops>
      </style:paragraph-properties>
    </style:style>
    <style:style style:name="P49" style:family="paragraph" style:parent-style-name="Heading_20_4">
      <style:paragraph-properties fo:break-before="auto" fo:text-indent="0cm" fo:line-height="100%" fo:margin-left="0cm" style:writing-mode="lr-tb">
        <style:tab-stops>
          <style:tab-stop style:type="left" style:leader-style="none" style:position="1.27cm"/>
          <style:tab-stop style:type="right" style:leader-style="none" style:position="16.034cm"/>
        </style:tab-stops>
      </style:paragraph-properties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T49_5" style:family="text">
      <style:text-properties fo:font-weight="bold" style:font-weight-asian="bold" style:font-weight-complex="bold"/>
    </style:style>
    <style:style style:name="P50" style:family="paragraph" style:parent-style-name="Heading_20_4">
      <style:paragraph-properties fo:break-before="auto" fo:text-indent="0cm" fo:line-height="100%" fo:margin-left="0cm" style:writing-mode="lr-tb">
        <style:tab-stops>
          <style:tab-stop style:type="left" style:leader-style="none" style:position="1.27cm"/>
          <style:tab-stop style:type="right" style:leader-style="none" style:position="16.034cm"/>
        </style:tab-stops>
      </style:paragraph-properties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>
      <style:text-properties fo:font-weight="bold" style:font-weight-asian="bold" style:font-weight-complex="bold"/>
    </style:style>
    <style:style style:name="T50_7" style:family="text">
      <style:text-properties fo:font-weight="bold" style:font-weight-asian="bold" style:font-weight-complex="bold"/>
    </style:style>
    <style:style style:name="T50_8" style:family="text">
      <style:text-properties fo:font-weight="bold" style:font-weight-asian="bold" style:font-weight-complex="bold"/>
    </style:style>
    <style:style style:name="T50_9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34cm"/>
        </style:tab-stops>
      </style:paragraph-properties>
    </style:style>
    <style:style style:name="T5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</style:tab-stops>
      </style:paragraph-properties>
    </style:style>
    <style:style style:name="P53" style:family="paragraph" style:parent-style-name="Standard">
      <style:paragraph-properties fo:break-before="auto" fo:text-indent="0cm" fo:line-height="100%" fo:margin-left="0cm" style:writing-mode="lr-tb"/>
    </style:style>
  </office:automatic-styles>
  <office:body>
    <office:text>
      <text:list text:style-name="LS1" xml:id="list0">
        <text:list-item>
          <text:h text:style-name="P1" text:outline-level="10"><text:span text:style-name="T1_1">HAMPTON</text:span><text:span text:style-name="T1_2"><text:s/></text:span><text:span text:style-name="T1_3">HEALTH</text:span><text:span text:style-name="T1_4"><text:s/></text:span><text:span text:style-name="T1_5">DISTRICT</text:span></text:h>
        </text:list-item>
      </text:list>
      <text:p text:style-name="P2"/>
      <text:p text:style-name="P3"/>
      <text:p text:style-name="P4"><text:span text:style-name="T4_1">S</text:span><text:span text:style-name="T4_2">.<text:s/></text:span><text:span text:style-name="T4_3">William</text:span><text:span text:style-name="T4_4"><text:s/></text:span><text:span text:style-name="T4_5">Berg</text:span><text:span text:style-name="T4_6">,<text:s/></text:span><text:span text:style-name="T4_7">M</text:span><text:span text:style-name="T4_8">.</text:span><text:span text:style-name="T4_9">D</text:span><text:span text:style-name="T4_10">.,<text:s/></text:span><text:span text:style-name="T4_11">M</text:span><text:span text:style-name="T4_12">.</text:span><text:span text:style-name="T4_13">P</text:span><text:span text:style-name="T4_14">.</text:span><text:span text:style-name="T4_15">H</text:span><text:span text:style-name="T4_16">.<text:tab/><text:tab/><text:tab/>(757)<text:s/>727-1172</text:span></text:p>
      <text:p text:style-name="P5"><text:span text:style-name="T5_1">District</text:span><text:span text:style-name="T5_2"><text:s/></text:span><text:span text:style-name="T5_3">Director</text:span><text:span text:style-name="T5_4"><text:s/><text:tab/><text:tab/><text:tab/><text:tab/><text:tab/><text:tab/><text:tab/><text:tab/></text:span><text:span text:style-name="T5_5">Ext</text:span><text:span text:style-name="T5_6">.<text:s/>114</text:span></text:p>
      <text:p text:style-name="P6"/>
      <text:p text:style-name="P7"><text:span text:style-name="T7_1">Robin</text:span><text:span text:style-name="T7_2"><text:s/></text:span><text:span text:style-name="T7_3">Williford</text:span><text:span text:style-name="T7_4"><text:tab/><text:tab/><text:tab/><text:tab/><text:tab/>(757)<text:s/>727-1172</text:span></text:p>
      <text:p text:style-name="P8"><text:span text:style-name="T8_1">Secretary</text:span><text:span text:style-name="T8_2"><text:tab/></text:span><text:span text:style-name="T8_3">Ext</text:span><text:span text:style-name="T8_4">.<text:s/>145</text:span></text:p>
      <text:p text:style-name="P9"/>
      <text:p text:style-name="P10"><text:span text:style-name="T10_1">Martin</text:span><text:span text:style-name="T10_2"><text:s/></text:span><text:span text:style-name="T10_3">Wheeler</text:span><text:span text:style-name="T10_4"><text:tab/><text:tab/><text:tab/><text:tab/><text:tab/><text:tab/><text:tab/><text:tab/><text:tab/>(757)<text:s/>727-1172</text:span></text:p>
      <text:h text:style-name="P11" text:outline-level="10"><text:span text:style-name="T11_1">Business</text:span><text:span text:style-name="T11_2"><text:s/></text:span><text:span text:style-name="T11_3">Manager</text:span><text:span text:style-name="T11_4"><text:tab/></text:span><text:span text:style-name="T11_5">Ext</text:span><text:span text:style-name="T11_6">.<text:s/>190</text:span></text:h>
      <text:p text:style-name="P12"/>
      <text:p text:style-name="P13"><text:span text:style-name="T13_1">John</text:span><text:span text:style-name="T13_2"><text:s/></text:span><text:span text:style-name="T13_3">Schellenberg</text:span><text:span text:style-name="T13_4"><text:tab/><text:tab/><text:tab/><text:tab/><text:tab/><text:tab/><text:tab/><text:tab/><text:tab/>(757)<text:s/>727-1140</text:span></text:p>
      <text:p text:style-name="P14"><text:span text:style-name="T14_1">Environmental</text:span><text:span text:style-name="T14_2"><text:s/></text:span><text:span text:style-name="T14_3">Health</text:span><text:span text:style-name="T14_4"><text:s/></text:span><text:span text:style-name="T14_5">Manager</text:span><text:span text:style-name="T14_6"><text:tab/></text:span><text:span text:style-name="T14_7">Ext</text:span><text:span text:style-name="T14_8">.<text:s/>143</text:span></text:p>
      <text:p text:style-name="P15"/>
      <text:p text:style-name="P16"><text:span text:style-name="T16_1">Mary</text:span><text:span text:style-name="T16_2"><text:s/></text:span><text:span text:style-name="T16_3">Elizabeth</text:span><text:span text:style-name="T16_4"><text:s/></text:span><text:span text:style-name="T16_5">White</text:span><text:span text:style-name="T16_6">,<text:s/></text:span><text:span text:style-name="T16_7">RN</text:span><text:span text:style-name="T16_8"><text:tab/>(757)<text:s/>727-1172</text:span></text:p>
      <text:p text:style-name="P17"><text:span text:style-name="T17_1">Nurse</text:span><text:span text:style-name="T17_2"><text:s/></text:span><text:span text:style-name="T17_3">Manager</text:span><text:span text:style-name="T17_4"><text:tab/></text:span><text:span text:style-name="T17_5">Ext</text:span><text:span text:style-name="T17_6">.<text:s/>137</text:span></text:p>
      <text:p text:style-name="P18"/>
      <text:p text:style-name="P19"/>
      <text:p text:style-name="P20"><text:span text:style-name="T20_1">Hampton</text:span><text:span text:style-name="T20_2"><text:s/></text:span><text:span text:style-name="T20_3">City</text:span><text:span text:style-name="T20_4"><text:s/></text:span><text:span text:style-name="T20_5">Health</text:span><text:span text:style-name="T20_6"><text:s/></text:span><text:span text:style-name="T20_7">District</text:span><text:span text:style-name="T20_8"><text:tab/></text:span><text:span text:style-name="T20_9">COST</text:span><text:span text:style-name="T20_10"><text:s/></text:span><text:span text:style-name="T20_11">CODE</text:span><text:span text:style-name="T20_12">:<text:s text:c="2"/>030</text:span></text:p>
      <text:p text:style-name="P21"><text:span text:style-name="T21_1">(</text:span><text:span text:style-name="T21_2">Headquarters</text:span><text:span text:style-name="T21_3"><text:s/></text:span><text:span text:style-name="T21_4">Office</text:span><text:span text:style-name="T21_5">)<text:tab/></text:span><text:span text:style-name="T21_6">FIPS</text:span><text:span text:style-name="T21_7"><text:s/></text:span><text:span text:style-name="T21_8">CODE</text:span><text:span text:style-name="T21_9">:<text:s text:c="2"/>650</text:span></text:p>
      <text:p text:style-name="P22"><text:span text:style-name="T22_1">3130<text:s/></text:span><text:span text:style-name="T22_2">Victoria</text:span><text:span text:style-name="T22_3"><text:s/></text:span><text:span text:style-name="T22_4">Boulevard</text:span><text:span text:style-name="T22_5"><text:tab/></text:span><text:span text:style-name="T22_6">SITE</text:span><text:span text:style-name="T22_7"><text:s/></text:span><text:span text:style-name="T22_8">CODE</text:span><text:span text:style-name="T22_9">:<text:s text:c="2"/>"</text:span><text:span text:style-name="T22_10">A</text:span><text:span text:style-name="T22_11">"</text:span></text:p>
      <text:p text:style-name="P23"><text:span text:style-name="T23_1">Hampton</text:span><text:span text:style-name="T23_2">,<text:s/></text:span><text:span text:style-name="T23_3">VA</text:span><text:span text:style-name="T23_4"><text:s/>23661-1588<text:tab/>(757)<text:s/>727-1172</text:span></text:p>
      <text:p text:style-name="P24"><text:span text:style-name="T24_1"><text:tab/></text:span><text:span text:style-name="T24_2">FAX</text:span><text:span text:style-name="T24_3"><text:s/>(757)<text:s/>727-1185</text:span></text:p>
      <text:p text:style-name="P25"/>
      <text:p text:style-name="P26"><text:span text:style-name="T26_1">UPS</text:span><text:span text:style-name="T26_2"><text:s/></text:span><text:span text:style-name="T26_3">Mailing</text:span><text:span text:style-name="T26_4"><text:s/></text:span><text:span text:style-name="T26_5">Address</text:span></text:p>
      <text:p text:style-name="P27"><text:span text:style-name="T27_1">1320<text:s/></text:span><text:span text:style-name="T27_2">LaSalle</text:span><text:span text:style-name="T27_3"><text:s/></text:span><text:span text:style-name="T27_4">Avenue</text:span><text:span text:style-name="T27_5">,<text:s/></text:span><text:span text:style-name="T27_6">Room</text:span><text:span text:style-name="T27_7"><text:s/>2</text:span></text:p>
      <text:p text:style-name="P28"><text:span text:style-name="T28_1">Hampton</text:span><text:span text:style-name="T28_2">,<text:s/></text:span><text:span text:style-name="T28_3">VA</text:span><text:span text:style-name="T28_4"><text:s/>23669-3801</text:span></text:p>
      <text:p text:style-name="P29"/>
      <text:p text:style-name="P30"/>
      <text:p text:style-name="P31"><text:span text:style-name="T31_1">BRANCHES</text:span><text:span text:style-name="T31_2">:</text:span></text:p>
      <text:p text:style-name="P32"/>
      <text:p text:style-name="P33"><text:span text:style-name="T33_1"><text:tab/></text:span><text:span text:style-name="T33_2">Hampton</text:span><text:span text:style-name="T33_3"><text:s/></text:span><text:span text:style-name="T33_4">Community</text:span><text:span text:style-name="T33_5"><text:s/></text:span><text:span text:style-name="T33_6">Services</text:span><text:span text:style-name="T33_7"><text:s/></text:span><text:span text:style-name="T33_8">Center</text:span><text:span text:style-name="T33_9"><text:tab/></text:span><text:span text:style-name="T33_10">SITE</text:span><text:span text:style-name="T33_11"><text:s/></text:span><text:span text:style-name="T33_12">CODE</text:span><text:span text:style-name="T33_13">:<text:s text:c="2"/>"</text:span><text:span text:style-name="T33_14">B</text:span><text:span text:style-name="T33_15">"</text:span></text:p>
      <text:p text:style-name="P34"><text:span text:style-name="T34_1">1320<text:s/></text:span><text:span text:style-name="T34_2">LaSalle</text:span><text:span text:style-name="T34_3"><text:s/></text:span><text:span text:style-name="T34_4">Avenue</text:span><text:span text:style-name="T34_5"><text:tab/>(757)<text:s/>727-1140</text:span></text:p>
      <text:p text:style-name="P35"><text:span text:style-name="T35_1">Hampton</text:span><text:span text:style-name="T35_2">,<text:s/></text:span><text:span text:style-name="T35_3">VA</text:span><text:span text:style-name="T35_4"><text:s/>23669-3801<text:tab/></text:span><text:span text:style-name="T35_5">FAX</text:span><text:span text:style-name="T35_6"><text:s/>(757)<text:s/>727-4881</text:span></text:p>
      <text:p text:style-name="P36"/>
      <text:p text:style-name="P37"><text:span text:style-name="T37_1">HOPE</text:span><text:span text:style-name="T37_2"><text:s/></text:span><text:span text:style-name="T37_3">Center</text:span><text:span text:style-name="T37_4"><text:tab/><text:s/></text:span><text:span text:style-name="T37_5">SITE</text:span><text:span text:style-name="T37_6"><text:s/></text:span><text:span text:style-name="T37_7">CODE</text:span><text:span text:style-name="T37_8">:<text:s text:c="2"/>"</text:span><text:span text:style-name="T37_9">C</text:span><text:span text:style-name="T37_10">"</text:span></text:p>
      <text:p text:style-name="P38"><text:span text:style-name="T38_1">300<text:s/></text:span><text:span text:style-name="T38_2">Marcella</text:span><text:span text:style-name="T38_3"><text:s/></text:span><text:span text:style-name="T38_4">Road</text:span><text:span text:style-name="T38_5"><text:tab/><text:s/>(757)<text:s/>825-4730</text:span></text:p>
      <text:p text:style-name="P39"><text:span text:style-name="T39_1">Hampton</text:span><text:span text:style-name="T39_2">,<text:s/></text:span><text:span text:style-name="T39_3">VA</text:span><text:span text:style-name="T39_4"><text:s/>23666-2432<text:tab/></text:span><text:span text:style-name="T39_5">FAX</text:span><text:span text:style-name="T39_6"><text:s/>(757)<text:s/>825-4727</text:span></text:p>
      <text:p text:style-name="P40"/>
      <text:p text:style-name="P41"><text:span text:style-name="T41_1">Hampton</text:span><text:span text:style-name="T41_2"><text:s/></text:span><text:span text:style-name="T41_3">City</text:span><text:span text:style-name="T41_4"><text:s/></text:span><text:span text:style-name="T41_5">Hall</text:span><text:span text:style-name="T41_6"><text:tab/></text:span><text:span text:style-name="T41_7">SITE</text:span><text:span text:style-name="T41_8"><text:s/></text:span><text:span text:style-name="T41_9">CODE</text:span><text:span text:style-name="T41_10">:<text:s/>“</text:span><text:span text:style-name="T41_11">D</text:span><text:span text:style-name="T41_12">”</text:span></text:p>
      <text:h text:style-name="P42" text:outline-level="10"><text:span text:style-name="T42_1"><text:tab/>22<text:s/></text:span><text:span text:style-name="T42_2">Lincoln</text:span><text:span text:style-name="T42_3"><text:s/></text:span><text:span text:style-name="T42_4">Street</text:span><text:span text:style-name="T42_5">,<text:s/>7</text:span><text:span text:style-name="T42_6">th</text:span><text:span text:style-name="T42_7"><text:s/></text:span><text:span text:style-name="T42_8">Floor</text:span><text:span text:style-name="T42_9"><text:tab/>(757)<text:s/>727-6422</text:span></text:h>
      <text:p text:style-name="P43"><text:span text:style-name="T43_1">Hampton</text:span><text:span text:style-name="T43_2">,<text:s/></text:span><text:span text:style-name="T43_3">VA</text:span><text:span text:style-name="T43_4"><text:s/>23669-3591<text:tab/></text:span><text:span text:style-name="T43_5">FAX</text:span><text:span text:style-name="T43_6"><text:s/>(757)<text:s/>728-3218</text:span></text:p>
      <text:p text:style-name="P44"/>
      <text:p text:style-name="P45"><text:span text:style-name="T45_1">Queen</text:span><text:span text:style-name="T45_2">’</text:span><text:span text:style-name="T45_3">s</text:span><text:span text:style-name="T45_4"><text:s/></text:span><text:span text:style-name="T45_5">Way</text:span><text:span text:style-name="T45_6"><text:s/></text:span><text:span text:style-name="T45_7">Center</text:span><text:span text:style-name="T45_8"><text:tab/>(757)<text:s/>825-4890</text:span></text:p>
      <text:p text:style-name="P46"><text:span text:style-name="T46_1">32<text:s/></text:span><text:span text:style-name="T46_2">W</text:span><text:span text:style-name="T46_3">.<text:s/></text:span><text:span text:style-name="T46_4">Queen</text:span><text:span text:style-name="T46_5">’</text:span><text:span text:style-name="T46_6">s</text:span><text:span text:style-name="T46_7"><text:s/></text:span><text:span text:style-name="T46_8">Way</text:span><text:span text:style-name="T46_9"><text:tab/></text:span><text:span text:style-name="T46_10">FAX</text:span><text:span text:style-name="T46_11"><text:s/>(757)<text:s/>727-1040</text:span></text:p>
      <text:p text:style-name="P47"><text:span text:style-name="T47_1">Hampton</text:span><text:span text:style-name="T47_2">,<text:s/></text:span><text:span text:style-name="T47_3">VA</text:span><text:span text:style-name="T47_4"><text:s/>23669-4012</text:span></text:p>
      <text:p text:style-name="P48"/>
      <text:h text:style-name="P49" text:outline-level="10"><text:span text:style-name="T49_1"><text:tab/></text:span><text:span text:style-name="T49_2">Melrose</text:span><text:span text:style-name="T49_3"><text:s/></text:span><text:span text:style-name="T49_4">Building</text:span><text:span text:style-name="T49_5"><text:tab/>(757)<text:s/>825-4871</text:span></text:h>
      <text:h text:style-name="P50" text:outline-level="10"><text:span text:style-name="T50_1"><text:tab/>100<text:s/></text:span><text:span text:style-name="T50_2">Old</text:span><text:span text:style-name="T50_3"><text:s/></text:span><text:span text:style-name="T50_4">Hampton</text:span><text:span text:style-name="T50_5"><text:s/></text:span><text:span text:style-name="T50_6">Lane</text:span><text:span text:style-name="T50_7"><text:tab/></text:span><text:span text:style-name="T50_8">FAX</text:span><text:span text:style-name="T50_9"><text:s/>(757)<text:s/>723-5593</text:span></text:h>
      <text:p text:style-name="P51"><text:span text:style-name="T51_1"><text:tab/></text:span><text:span text:style-name="T51_2">Hampton</text:span><text:span text:style-name="T51_3">,<text:s/></text:span><text:span text:style-name="T51_4">VA</text:span><text:span text:style-name="T51_5"><text:s/>23669-4096</text:span></text:p>
      <text:p text:style-name="P52"/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mic Sans MS" fo:font-size="14pt" style:font-name-asian="Comic Sans MS" style:font-size-asian="14pt" style:font-name-complex="Comic Sans MS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6pt" style:font-name-asian="Arial Narrow" style:font-size-asian="16pt" style:font-name-complex="Arial Narrow" style:font-size-complex="16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5pt" style:font-name-asian="Arial Narrow" style:font-size-asian="15pt" style:font-name-complex="Arial Narrow" style:font-size-complex="15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4pt" style:font-name-asian="Arial Narrow" style:font-size-asian="14pt" style:font-name-complex="Arial Narrow" style:font-size-complex="14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3pt" style:font-name-asian="Arial Narrow" style:font-size-asian="13pt" style:font-name-complex="Arial Narrow" style:font-size-complex="13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-1.778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normal" style:font-weight-asian="normal" style:font-weight-complex="normal" style:text-underline-style="solid" style:text-underline-color="font-color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text:list-style style:name="LS1">
      <text:list-level-style-number style:num-format="1" text:style-name="List1Level0" style:num-suffix="." text:level="1">
        <style:list-level-properties text:space-before="0.635cm" text:min-label-width="-0.635cm" fo:text-align="start"/>
        <style:text-properties style:font-name="Arial" style:font-name-asian="Arial" style:font-name-complex="Arial"/>
      </text:list-level-style-number>
      <text:list-level-style-number style:num-format="1" text:display-levels="2" text:style-name="List1Level1" text:level="2">
        <style:list-level-properties text:space-before="1.905cm" text:min-label-width="-1.905cm" fo:text-align="start"/>
        <style:text-properties style:font-name="Arial" style:font-name-asian="Arial" style:font-name-complex="Arial"/>
      </text:list-level-style-number>
      <text:list-level-style-number style:num-format="1" text:display-levels="3" text:style-name="List1Level2" text:level="3">
        <style:list-level-properties text:space-before="3.492cm" text:min-label-width="-3.492cm" fo:text-align="start"/>
        <style:text-properties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/>
      </text:list-level-style-number>
      <text:list-level-style-number style:num-format="1" text:display-levels="4" text:style-name="List1Level3" text:level="4">
        <style:list-level-properties text:space-before="4.445cm" text:min-label-width="-4.445cm" fo:text-align="start"/>
        <style:text-properties style:font-name="Arial" style:font-name-asian="Arial" style:font-name-complex="Arial"/>
      </text:list-level-style-number>
      <text:list-level-style-number style:num-format="1" text:display-levels="5" text:style-name="List1Level4" text:level="5">
        <style:list-level-properties text:space-before="5.715cm" text:min-label-width="-3.937cm" fo:text-align="start"/>
        <style:text-properties style:font-name="Arial" style:font-name-asian="Arial" style:font-name-complex="Arial"/>
      </text:list-level-style-number>
      <text:list-level-style-number style:num-format="1" text:display-levels="6" text:style-name="List1Level5" text:level="6">
        <style:list-level-properties text:space-before="7.302cm" text:min-label-width="-5.27cm" fo:text-align="start"/>
        <style:text-properties style:font-name="Arial" style:font-name-asian="Arial" style:font-name-complex="Arial"/>
      </text:list-level-style-number>
      <text:list-level-style-number style:num-format="1" text:display-levels="7" text:style-name="List1Level6" text:level="7">
        <style:list-level-properties text:space-before="8.255cm" text:min-label-width="-5.969cm" fo:text-align="start"/>
        <style:text-properties style:font-name="Arial" style:font-name-asian="Arial" style:font-name-complex="Arial"/>
      </text:list-level-style-number>
      <text:list-level-style-number style:num-format="1" text:display-levels="8" text:style-name="List1Level7" text:level="8">
        <style:list-level-properties text:space-before="9.525cm" text:min-label-width="-6.985cm" fo:text-align="start"/>
        <style:text-properties style:font-name="Arial" style:font-name-asian="Arial" style:font-name-complex="Arial"/>
      </text:list-level-style-number>
      <text:list-level-style-number style:num-format="1" text:display-levels="9" text:style-name="List1Level8" text:level="9">
        <style:list-level-properties text:space-before="11.112cm" text:min-label-width="-8.318cm" fo:text-align="start"/>
        <style:text-properties style:font-name="Arial" style:font-name-asian="Arial" style:font-name-complex="Arial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